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0.5pt" style:text-underline-style="solid" style:text-underline-width="auto" style:text-underline-color="font-color" fo:font-weight="normal" officeooo:rsid="0023423c" officeooo:paragraph-rsid="0023423c" style:font-size-asian="10.5pt" style:font-weight-asian="normal" style:font-size-complex="10.5pt" style:font-weight-complex="normal"/>
    </style:style>
    <style:style style:name="P2" style:family="paragraph" style:parent-style-name="Standard">
      <style:text-properties fo:font-size="10.5pt" style:text-underline-style="solid" style:text-underline-width="auto" style:text-underline-color="font-color" fo:font-weight="normal" officeooo:rsid="00250921" officeooo:paragraph-rsid="00250921" style:font-size-asian="10.5pt" style:font-weight-asian="normal" style:font-size-complex="10.5pt" style:font-weight-complex="normal"/>
    </style:style>
    <style:style style:name="P3" style:family="paragraph" style:parent-style-name="Standard">
      <style:text-properties fo:font-size="10.5pt" style:text-underline-style="solid" style:text-underline-width="auto" style:text-underline-color="font-color" fo:font-weight="normal" officeooo:rsid="001a08f2" officeooo:paragraph-rsid="001a08f2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size="10.5pt" style:text-underline-style="none" fo:font-weight="normal" officeooo:rsid="0023423c" officeooo:paragraph-rsid="0023423c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size="10.5pt" style:text-underline-style="none" fo:font-weight="normal" officeooo:rsid="00250921" officeooo:paragraph-rsid="00250921" style:font-size-asian="10.5pt" style:font-weight-asian="normal" style:font-size-complex="10.5pt" style:font-weight-complex="normal"/>
    </style:style>
    <style:style style:name="P6" style:family="paragraph" style:parent-style-name="Standard">
      <style:text-properties fo:font-size="10.5pt" style:text-underline-style="none" fo:font-weight="normal" officeooo:rsid="001a08f2" officeooo:paragraph-rsid="001a08f2" style:font-size-asian="10.5pt" style:font-weight-asian="normal" style:font-size-complex="10.5pt" style:font-weight-complex="normal"/>
    </style:style>
    <style:style style:name="P7" style:family="paragraph" style:parent-style-name="Standard">
      <style:text-properties fo:font-size="10.5pt" style:text-underline-style="none" fo:font-weight="normal" officeooo:rsid="001a57b0" officeooo:paragraph-rsid="001a57b0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font-size="10.5pt" style:text-underline-style="none" fo:font-weight="normal" officeooo:rsid="0025c571" officeooo:paragraph-rsid="0025c571" style:font-size-asian="10.5pt" style:font-weight-asian="normal" style:font-size-complex="10.5pt" style:font-weight-complex="normal"/>
    </style:style>
    <style:style style:name="P9" style:family="paragraph" style:parent-style-name="Standard">
      <style:text-properties fo:font-size="10.5pt" fo:font-style="italic" style:text-underline-style="none" fo:font-weight="normal" officeooo:rsid="001a08f2" officeooo:paragraph-rsid="001a08f2" style:font-size-asian="10.5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1b76bc"/>
    </style:style>
    <style:style style:name="T2" style:family="text">
      <style:text-properties officeooo:rsid="001d119a"/>
    </style:style>
    <style:style style:name="T3" style:family="text">
      <style:text-properties officeooo:rsid="001ea91f"/>
    </style:style>
    <style:style style:name="T4" style:family="text">
      <style:text-properties officeooo:rsid="002107e3"/>
    </style:style>
    <style:style style:name="T5" style:family="text">
      <style:text-properties officeooo:rsid="0023423c"/>
    </style:style>
    <style:style style:name="T6" style:family="text">
      <style:text-properties officeooo:rsid="0024386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1a08f2"/>
    </style:style>
    <style:style style:name="T9" style:family="text">
      <style:text-properties officeooo:rsid="002af8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 Format</text:p>
      <text:p text:style-name="P1"/>
      <text:p text:style-name="P4">// Comments</text:p>
      <text:p text:style-name="P4">:= Assignment of everything except bars, chord, patterns are pattern&lt;n&gt;</text:p>
      <text:p text:style-name="P4"/>
      <text:p text:style-name="P2">Chords</text:p>
      <text:p text:style-name="P5"/>
      <text:p text:style-name="P5">Chord definition, - is no strum and is stored as -1. The extended name part is optional. Chord searching uses the extended name first.</text:p>
      <text:p text:style-name="P5"/>
      <text:p text:style-name="P5">#&lt;Name&gt;<text:tab/>1,2,-,0<text:tab/><text:tab/>“&lt;Extended Name&gt;”</text:p>
      <text:p text:style-name="P5"/>
      <text:p text:style-name="P2">Bars</text:p>
      <text:p text:style-name="P5"/>
      <text:p text:style-name="P5">Anything else is a single bar | split</text:p>
      <text:p text:style-name="P5"/>
      <text:p text:style-name="P5">“xxxxxx” <text:tab/>lyrics for this bar, optional, defaults to “”</text:p>
      <text:p text:style-name="P5">@n <text:tab/><text:tab/>select pattern for this bar</text:p>
      <text:p text:style-name="P5">1-n <text:tab/><text:tab/>select beat position, starts at beat 1.</text:p>
      <text:p text:style-name="P5">[chord name]<text:tab/>sets the chord here, advances 1→middle bar (2 for 3) then +1 after that. </text:p>
      <text:p text:style-name="P5"><text:tab/><text:tab/>this is optional, and is inherited from the previous bar, can also be [] which is</text:p>
      <text:p text:style-name="P5"><text:tab/><text:tab/>no strum at all, which is also the default value.<text:span text:style-name="T8">Json Format</text:span></text:p>
      <text:p text:style-name="P3"/>
      <text:p text:style-name="P6">{</text:p>
      <text:p text:style-name="P9"><text:tab/>“name”:<text:tab/>“&lt;Name of song&gt;”</text:p>
      <text:p text:style-name="P9"><text:tab/>“performer”:<text:tab/>“&lt;Name of performer&gt;”</text:p>
      <text:p text:style-name="P9"><text:tab/>“composer”:<text:tab/>“&lt;Name of composer&gt;”</text:p>
      <text:p text:style-name="P6"><text:tab/>“beats”:<text:tab/><text:tab/>“&lt;Beats in Bar&gt;”</text:p>
      <text:p text:style-name="P6"><text:tab/>“speed”:<text:tab/>“&lt;Default Speed in Beats per minute&gt;”</text:p>
      <text:p text:style-name="P6"><text:tab/>“<text:span text:style-name="T1">compiler”:<text:tab/>“&lt;Compiler version&gt;”</text:span></text:p>
      <text:p text:style-name="P6"><text:tab/>“<text:span text:style-name="T3">tuning”:<text:tab/>“&lt;instrument name, part of a set known to the player&gt;”</text:span></text:p>
      <text:p text:style-name="P6"><text:tab/>“patterns<text:span text:style-name="T5">0</text:span>”: <text:tab/>“ud-ud-ud-ud-ud-”</text:p>
      <text:p text:style-name="P6"><text:tab/>“<text:span text:style-name="T6">patterns1”:<text:tab/>…. &lt;repeated if required&gt;</text:span></text:p>
      <text:p text:style-name="P6"/>
      <text:p text:style-name="P6"><text:tab/>“<text:span text:style-name="T1">chords”: <text:tab/>[</text:span></text:p>
      <text:p text:style-name="P6"><text:tab/><text:tab/><text:tab/><text:tab/><text:span text:style-name="T1">{</text:span></text:p>
      <text:p text:style-name="P6"><text:tab/><text:tab/><text:tab/><text:tab/><text:tab/>“<text:span text:style-name="T2">name”:<text:tab/><text:tab/>“&lt;chord name&gt;”</text:span></text:p>
      <text:p text:style-name="P6"><text:tab/><text:tab/><text:tab/><text:tab/><text:tab/>“<text:span text:style-name="T2">display”:<text:tab/>“&lt;display name if different&gt;”</text:span></text:p>
      <text:p text:style-name="P6"><text:tab/><text:tab/><text:tab/><text:tab/><text:tab/>“<text:span text:style-name="T1">frets”: <text:tab/><text:tab/>[&lt;fretting for each chord -1 for no strum&gt;]</text:span></text:p>
      <text:p text:style-name="P6"><text:tab/><text:tab/><text:tab/><text:tab/><text:span text:style-name="T1">}</text:span></text:p>
      <text:p text:style-name="P6"><text:tab/><text:tab/><text:tab/><text:span text:style-name="T1">]</text:span></text:p>
      <text:p text:style-name="P6"><text:tab/>“bar”:<text:tab/><text:tab/>[</text:p>
      <text:p text:style-name="P6"><text:tab/><text:tab/><text:tab/><text:tab/>{</text:p>
      <text:p text:style-name="P6"><text:tab/><text:tab/><text:tab/><text:tab/><text:tab/>“pattern”:<text:tab/>&lt;index number of patterns to use&gt;</text:p>
      <text:p text:style-name="P6"><text:tab/><text:tab/><text:tab/><text:tab/><text:tab/>“chords”: <text:tab/><text:span text:style-name="T2">[</text:span>&lt;<text:span text:style-name="T9">name </text:span>of chords for each beat&gt;<text:span text:style-name="T2">]</text:span><text:tab/></text:p>
      <text:p text:style-name="P6"><text:tab/><text:tab/><text:tab/><text:tab/><text:tab/>“<text:span text:style-name="T4">lyrics”: <text:tab/>“&lt;lyrics for this line&gt;”</text:span></text:p>
      <text:p text:style-name="P6"><text:tab/><text:tab/><text:tab/><text:tab/><text:tab/>“<text:span text:style-name="T4">justify”:<text:tab/>“&lt;justification for this line, C,L,R&gt;”</text:span></text:p>
      <text:p text:style-name="P6"><text:tab/><text:tab/><text:tab/><text:tab/>}</text:p>
      <text:p text:style-name="P6"><text:tab/><text:tab/><text:tab/><text:tab/>…. repeated</text:p>
      <text:p text:style-name="P6"><text:tab/><text:tab/><text:tab/>]</text:p>
      <text:p text:style-name="P7">}</text:p>
      <text:p text:style-name="P7"/>
      <text:p text:style-name="P8">Note for chords the first one is always displayed, plus any subsequent <text:span text:style-name="T7">changes</text:span>. Index number -1 is no strumming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11:50.707057530</meta:creation-date>
    <dc:date>2017-03-08T14:09:56.197120718</dc:date>
    <meta:editing-duration>PT26M5S</meta:editing-duration>
    <meta:editing-cycles>16</meta:editing-cycles>
    <meta:generator>LibreOffice/5.3.0.3$Linux_X86_64 LibreOffice_project/30m0$Build-3</meta:generator>
    <meta:document-statistic meta:table-count="0" meta:image-count="0" meta:object-count="0" meta:page-count="1" meta:paragraph-count="42" meta:word-count="237" meta:character-count="1512" meta:non-whitespace-character-count="1224"/>
  </office:meta>
</office:document-meta>
</file>